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71c"/>
    </style:style>
    <style:style style:name="P2" style:family="paragraph" style:parent-style-name="Text_20_body">
      <style:text-properties officeooo:paragraph-rsid="001b591e"/>
    </style:style>
    <style:style style:name="P3" style:family="paragraph" style:parent-style-name="Heading_20_3">
      <style:text-properties officeooo:paragraph-rsid="0019a71c"/>
    </style:style>
    <style:style style:name="T1" style:family="text">
      <style:text-properties officeooo:rsid="0019a71c"/>
    </style:style>
    <style:style style:name="T2" style:family="text">
      <style:text-properties officeooo:rsid="001b591e"/>
    </style:style>
    <style:style style:name="T3" style:family="text">
      <style:text-properties officeooo:rsid="001c7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int</text:p>
      <text:p text:style-name="Subtitle">bouge tes yeux</text:p>
      <text:p text:style-name="Text_20_body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page d’accueil des apps.</text:p>
      <text:p text:style-name="Standard"/>
      <text:h text:style-name="P3" text:outline-level="3">Sprint <text:span text:style-name="T1">3</text:span> : <text:span text:style-name="T1">05</text:span>/0<text:span text:style-name="T1">4</text:span>/19 – <text:span text:style-name="T1">19</text:span>/04/19</text:h>
      <text:p text:style-name="P1">Objectifs :</text:p>
      <text:p text:style-name="P1">- Nathan : <text:span text:style-name="T1">Finir l’exercice en cours et en développer une autre.</text:span></text:p>
      <text:p text:style-name="P1">- Clément : <text:span text:style-name="T1">Trier les patients par ordre alphabétique et finir d’adapter le CSS pour les autres périphériques.</text:span></text:p>
      <text:p text:style-name="P1">- Karl : Finir connexion <text:span text:style-name="T3">à</text:span> <text:span text:style-name="T1">la VM et mettre le site dessus. Puis mettre la VM sur le serveur.</text:span></text:p>
      <text:p text:style-name="P2">- Thomas : <text:span text:style-name="T2">Développement de plusieurs exercices, finition des existants et enregistr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4-05T15:32:47.268000000</dc:date>
    <meta:editing-duration>PT14M12S</meta:editing-duration>
    <meta:editing-cycles>4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21" meta:word-count="183" meta:character-count="1114" meta:non-whitespace-character-count="948"/>
  </office:meta>
</office:document-meta>
</file>